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Long_20_Dash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1.16cm" svg:y1="22.082cm" svg:x2="3.413cm" svg:y2="22.083cm">
          <text:p/>
        </draw:line>
        <draw:frame draw:style-name="gr2" draw:text-style-name="P2" draw:layer="layout" svg:width="0.514cm" svg:height="0.627cm" svg:x="10.906cm" svg:y="22.3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2.27cm" svg:y="16.8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9.518cm" svg:height="2.488cm" draw:transform="skewX (-0.274889357189107) rotate (-1.67289808803657) translate (6.96879393321556cm 12.1721010025604cm)" svg:viewBox="0 0 9519 2489" svg:d="M0 0c9650-3 9519 2489 9519 2489v-69">
          <text:p/>
        </draw:path>
        <draw:line draw:style-name="gr3" draw:text-style-name="P1" draw:layer="layout" svg:x1="3.667cm" svg:y1="20.812cm" svg:x2="3.159cm" svg:y2="20.812cm">
          <text:p/>
        </draw:line>
        <draw:line draw:style-name="gr3" draw:text-style-name="P1" draw:layer="layout" svg:x1="3.667cm" svg:y1="19.515cm" svg:x2="3.159cm" svg:y2="19.515cm">
          <text:p/>
        </draw:line>
        <draw:line draw:style-name="gr3" draw:text-style-name="P3" draw:layer="layout" svg:x1="3.667cm" svg:y1="17.102cm" svg:x2="3.159cm" svg:y2="17.102cm">
          <text:p/>
        </draw:line>
        <draw:line draw:style-name="gr3" draw:text-style-name="P1" draw:layer="layout" svg:x1="3.667cm" svg:y1="18.372cm" svg:x2="3.159cm" svg:y2="18.372cm">
          <text:p/>
        </draw:line>
        <draw:frame draw:style-name="gr2" draw:text-style-name="P2" draw:layer="layout" svg:width="0.386cm" svg:height="0.389cm" svg:x="2.27cm" svg:y="18.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2.27cm" svg:y="19.2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2.27cm" svg:y="20.5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4.81cm" svg:y1="21.828cm" svg:x2="4.81cm" svg:y2="22.336cm">
          <text:p/>
        </draw:line>
        <draw:line draw:style-name="gr3" draw:text-style-name="P1" draw:layer="layout" svg:x1="6.234cm" svg:y1="21.828cm" svg:x2="6.234cm" svg:y2="22.336cm">
          <text:p/>
        </draw:line>
        <draw:line draw:style-name="gr3" draw:text-style-name="P1" draw:layer="layout" svg:x1="7.604cm" svg:y1="21.828cm" svg:x2="7.604cm" svg:y2="22.336cm">
          <text:p/>
        </draw:line>
        <draw:frame draw:style-name="gr2" draw:text-style-name="P2" draw:layer="layout" svg:width="0.377cm" svg:height="0.389cm" svg:x="2.655cm" svg:y="22.0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4.687cm" svg:y="22.7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6.207cm" svg:y="22.7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7.477cm" svg:y="22.7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8.72cm" svg:y="22.7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8.947cm" svg:y1="21.828cm" svg:x2="8.947cm" svg:y2="22.336cm">
          <text:p/>
        </draw:line>
        <draw:line draw:style-name="gr4" draw:text-style-name="P1" draw:layer="layout" svg:x1="0.619cm" svg:y1="28.305cm" svg:x2="9.128cm" svg:y2="13.065cm">
          <text:p/>
        </draw:line>
        <draw:line draw:style-name="gr5" draw:text-style-name="P1" draw:layer="layout" svg:x1="4.81cm" svg:y1="20.812cm" svg:x2="4.81cm" svg:y2="22.082cm">
          <text:p/>
        </draw:line>
        <draw:line draw:style-name="gr5" draw:text-style-name="P1" draw:layer="layout" svg:x1="4.81cm" svg:y1="20.812cm" svg:x2="3.413cm" svg:y2="20.812cm">
          <text:p/>
        </draw:line>
        <draw:frame draw:style-name="gr2" draw:text-style-name="P2" draw:layer="layout" svg:width="2.431cm" svg:height="0.747cm" svg:x="4.157cm" svg:y="12.1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9.17cm" svg:height="1.407cm" svg:x="8.256cm" svg:y="17.25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2.192cm" svg:height="0.679cm" svg:x="5.064cm" svg:y="20.5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394cm" svg:height="0.679cm" svg:x="8.62cm" svg:y="14.5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6-15T19:38:10.715324050</dc:date>
    <meta:editing-duration>PT36M56S</meta:editing-duration>
    <meta:editing-cycles>14</meta:editing-cycles>
    <meta:generator>LibreOffice/6.4.7.2$Linux_X86_64 LibreOffice_project/4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notre</mi>
            <mi mathvariant="italic">nombre</mi>
            <mi mathvariant="italic">dérivée</mi>
            <mi>f</mi>
            <mi>'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n>2</mn>
            </mrow>
            <mi mathvariant="italic">est</mi>
            <mi mathvariant="italic">la</mi>
          </mrow>
        </mtd>
      </mtr>
      <mtr>
        <mtd>
          <mrow>
            <mi mathvariant="italic">pente</mi>
            <mi mathvariant="italic">de</mi>
            <mi mathvariant="italic">la</mi>
            <mi mathvariant="italic">droite</mi>
            <mi mathvariant="italic">en</mi>
            <mi mathvariant="italic">rouge</mi>
            <mi mathvariant="italic">au</mi>
            <mi mathvariant="italic">point</mi>
            <mi>A</mi>
          </mrow>
        </mtd>
      </mtr>
    </mtable>
    <annotation encoding="StarMath 5.0">notre nombre dérivée f'(1) = 2 est la newline pente   de la droite en rouge au point A</annotation>
  </semantics>
</math>
</file>

<file path=Object 14/content.xml><?xml version="1.0" encoding="utf-8"?>
<math xmlns="http://www.w3.org/1998/Math/MathML" display="block">
  <semantics>
    <mrow>
      <mi>A</mi>
      <mrow>
        <mo fence="true" stretchy="false">(</mo>
        <mrow>
          <mrow>
            <mn>1</mn>
            <mi>,</mi>
            <mn>1</mn>
          </mrow>
        </mrow>
        <mo fence="true" stretchy="false">)</mo>
      </mrow>
    </mrow>
    <annotation encoding="StarMath 5.0">A( 1, 1 )</annotation>
  </semantics>
</math>
</file>

<file path=Object 15/content.xml><?xml version="1.0" encoding="utf-8"?>
<math xmlns="http://www.w3.org/1998/Math/MathML" display="block">
  <semantics>
    <mstyle color="red">
      <mrow>
        <mi>g</mi>
        <mrow>
          <mo fence="true" stretchy="false">(</mo>
          <mrow>
            <mi>x</mi>
          </mrow>
          <mo fence="true" stretchy="false">)</mo>
        </mrow>
      </mrow>
    </mstyle>
    <annotation encoding="StarMath 5.0">color red { g(x)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sup>
            <mi>x</mi>
            <mn>2</mn>
          </msup>
        </mrow>
      </mrow>
    </mstyle>
    <annotation encoding="StarMath 5.0">color blue { f(x) = x^2 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